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4" manifest:media-type=""/>
  <manifest:file-entry manifest:full-path="ObjectReplacements/Object 3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Heading_20_1">
      <style:text-properties style:font-name="Liberation Sans1"/>
    </style:style>
    <style:style style:name="P6" style:family="paragraph" style:parent-style-name="Heading_20_1">
      <style:text-properties style:font-name="Liberation Sans1" officeooo:rsid="0012b8a1" officeooo:paragraph-rsid="0012b8a1"/>
    </style:style>
    <style:style style:name="P7" style:family="paragraph" style:parent-style-name="Heading_20_1">
      <style:text-properties style:font-name="Liberation Sans1" officeooo:rsid="000c3824" officeooo:paragraph-rsid="000c3824"/>
    </style:style>
    <style:style style:name="P8" style:family="paragraph" style:parent-style-name="Heading_20_3">
      <style:text-properties style:font-name="Liberation Sans1" officeooo:rsid="000c3824" officeooo:paragraph-rsid="000c3824"/>
    </style:style>
    <style:style style:name="P9" style:family="paragraph" style:parent-style-name="Text_20_body">
      <style:text-properties style:font-name="Liberation Sans1" officeooo:rsid="000c3824" officeooo:paragraph-rsid="000c3824"/>
    </style:style>
    <style:style style:name="P10" style:family="paragraph" style:parent-style-name="Text_20_body" style:list-style-name="L3">
      <style:text-properties style:font-name="Liberation Sans1" officeooo:rsid="000c3824" officeooo:paragraph-rsid="00189f43"/>
    </style:style>
    <style:style style:name="P11" style:family="paragraph" style:parent-style-name="Text_20_body" style:list-style-name="L5">
      <style:text-properties style:font-name="Liberation Sans1" officeooo:rsid="000c3824" officeooo:paragraph-rsid="000c3824"/>
    </style:style>
    <style:style style:name="P12" style:family="paragraph" style:parent-style-name="Text_20_body" style:list-style-name="L5">
      <style:text-properties style:font-name="Liberation Sans1" officeooo:rsid="000c3824" officeooo:paragraph-rsid="0022f4a0"/>
    </style:style>
    <style:style style:name="P13" style:family="paragraph" style:parent-style-name="Text_20_body" style:list-style-name="L3">
      <style:text-properties style:font-name="Liberation Sans1" officeooo:paragraph-rsid="00189f43"/>
    </style:style>
    <style:style style:name="P14" style:family="paragraph" style:parent-style-name="Text_20_body" style:list-style-name="L3">
      <style:text-properties style:font-name="Liberation Sans1" officeooo:rsid="00189f43" officeooo:paragraph-rsid="00189f43"/>
    </style:style>
    <style:style style:name="P15" style:family="paragraph" style:parent-style-name="Text_20_body">
      <style:text-properties style:font-name="Liberation Sans1" officeooo:rsid="0019b534" officeooo:paragraph-rsid="0019b534"/>
    </style:style>
    <style:style style:name="P16" style:family="paragraph" style:parent-style-name="Text_20_body" style:list-style-name="L4">
      <style:text-properties style:font-name="Liberation Sans1" officeooo:paragraph-rsid="000f3e78"/>
    </style:style>
    <style:style style:name="P17" style:family="paragraph" style:parent-style-name="Text_20_body" style:list-style-name="L1">
      <style:text-properties style:font-name="Liberation Sans1" officeooo:rsid="0024a0df" officeooo:paragraph-rsid="0024a0df"/>
    </style:style>
    <style:style style:name="P18" style:family="paragraph" style:parent-style-name="Text_20_body" style:list-style-name="L1">
      <style:text-properties style:font-name="Liberation Sans1" officeooo:rsid="002588cd" officeooo:paragraph-rsid="002588cd"/>
    </style:style>
    <style:style style:name="P19" style:family="paragraph" style:parent-style-name="Text_20_body">
      <style:text-properties style:font-name="Liberation Sans1" officeooo:rsid="0026f979" officeooo:paragraph-rsid="0026f97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officeooo:rsid="002588cd"/>
    </style:style>
    <style:style style:name="T8" style:family="text">
      <style:text-properties officeooo:rsid="002966f5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rogramme</text:h>
      <text:p text:style-name="P1"><text:span text:style-name="T3">Contenus</text:span><text:span text:style-name="T4"> :</text:span></text:p>
      <text:list xml:id="list1656784443" text:style-name="L4">
        <text:list-item>
          <text:p text:style-name="P16">différents modes de représentation d’une fonction : expression littérale, représentation graphique.</text:p>
        </text:list-item>
        <text:list-item>
          <text:p text:style-name="P16">notations<draw:frame draw:style-name="fr1" draw:name="Objet1" text:anchor-type="as-char" svg:y="-0.418cm" svg:width="1.762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857cm" svg:height="0.549cm" draw:z-index="1"><draw:object xlink:href="./Object 2" xlink:type="simple" xlink:show="embed" xlink:actuate="onLoad"/><draw:image xlink:href="./ObjectReplacements/Object 2" xlink:type="simple" xlink:show="embed" xlink:actuate="onLoad"/></draw:frame>.</text:p>
        </text:list-item>
        <text:list-item>
          <text:p text:style-name="P16">taux de variation, entre deux valeurs de la variable<draw:frame draw:style-name="fr1" draw:name="Objet6" text:anchor-type="as-char" svg:y="-0.33cm" svg:width="0.467cm" svg:height="0.429cm" draw:z-index="3"><draw:object xlink:href="./Object 6" xlink:type="simple" xlink:show="embed" xlink:actuate="onLoad"/><draw:image xlink:href="./ObjectReplacements/Object 6" xlink:type="simple" xlink:show="embed" xlink:actuate="onLoad"/></draw:frame>, d’une grandeur<draw:frame draw:style-name="fr1" draw:name="Objet7" text:anchor-type="as-char" svg:y="-0.33cm" svg:width="0.462cm" svg:height="0.429cm" draw:z-index="4"><draw:object xlink:href="./Object 7" xlink:type="simple" xlink:show="embed" xlink:actuate="onLoad"/><draw:image xlink:href="./ObjectReplacements/Object 7" xlink:type="simple" xlink:show="embed" xlink:actuate="onLoad"/></draw:frame>vérifiant<draw:frame draw:style-name="fr1" draw:name="Objet5" text:anchor-type="as-char" svg:y="-0.418cm" svg:width="1.76cm" svg:height="0.549cm" draw:z-index="2"><draw:object xlink:href="./Object 5" xlink:type="simple" xlink:show="embed" xlink:actuate="onLoad"/><draw:image xlink:href="./ObjectReplacements/Object 5" xlink:type="simple" xlink:show="embed" xlink:actuate="onLoad"/></draw:frame>.</text:p>
        </text:list-item>
        <text:list-item>
          <text:p text:style-name="P16">fonctions monotones sur un intervalle, lien avec le signe du taux de variation.</text:p>
        </text:list-item>
      </text:list>
      <text:p text:style-name="P2"><text:span text:style-name="T3">Capacités attendues</text:span> :</text:p>
      <text:list xml:id="list217874762" text:style-name="L5">
        <text:list-item>
          <text:p text:style-name="P11">Modéliser la dépendance entre deux grandeurs à l’aide d’une fonction.</text:p>
        </text:list-item>
        <text:list-item>
          <text:p text:style-name="P12">résoudre graphiquement une équation, une inéquation du type :<draw:frame draw:style-name="fr1" draw:name="Objet8" text:anchor-type="as-char" svg:y="-0.418cm" svg:width="1.626cm" svg:height="0.508cm" draw:z-index="5"><draw:object xlink:href="./Object 8" xlink:type="simple" xlink:show="embed" xlink:actuate="onLoad"/><draw:image xlink:href="./ObjectReplacements/Object 8" xlink:type="simple" xlink:show="embed" xlink:actuate="onLoad"/><svg:desc>formule</svg:desc></draw:frame>,<draw:frame draw:style-name="fr1" draw:name="Objet9" text:anchor-type="as-char" svg:y="-0.418cm" svg:width="1.667cm" svg:height="0.549cm" draw:z-index="6"><draw:object xlink:href="./Object 9" xlink:type="simple" xlink:show="embed" xlink:actuate="onLoad"/><draw:image xlink:href="./ObjectReplacements/Object 9" xlink:type="simple" xlink:show="embed" xlink:actuate="onLoad"/><svg:desc>formule</svg:desc></draw:frame>…</text:p>
        </text:list-item>
        <text:list-item>
          <text:p text:style-name="P12">Interpréter le taux de variation comme pente de la sécante à la courbe passant par deux points distincts.</text:p>
        </text:list-item>
      </text:list>
      <text:p text:style-name="P15"><text:span text:style-name="T1">Automatismes</text:span><text:span text:style-name="T6"> </text:span>:</text:p>
      <text:list xml:id="list975647287" text:style-name="L3">
        <text:list-item>
          <text:p text:style-name="P13">déterminer graphiquement des images et des antécédents</text:p>
        </text:list-item>
        <text:list-item>
          <text:p text:style-name="P10">résoudre graphiquement une équation, une inéquation du type :<draw:frame draw:style-name="fr1" draw:name="Objet3" text:anchor-type="as-char" svg:y="-0.418cm" svg:width="1.626cm" svg:height="0.508cm" draw:z-index="8"><draw:object xlink:href="./Object 4" xlink:type="simple" xlink:show="embed" xlink:actuate="onLoad"/><draw:image xlink:href="./ObjectReplacements/Object 4" xlink:type="simple" xlink:show="embed" xlink:actuate="onLoad"/></draw:frame>,<draw:frame draw:style-name="fr1" draw:name="Objet4" text:anchor-type="as-char" svg:y="-0.418cm" svg:width="1.667cm" svg:height="0.549cm" draw:z-index="7"><draw:object xlink:href="./Object 3" xlink:type="simple" xlink:show="embed" xlink:actuate="onLoad"/><draw:image xlink:href="./ObjectReplacements/Object 3" xlink:type="simple" xlink:show="embed" xlink:actuate="onLoad"/></draw:frame>…</text:p>
        </text:list-item>
        <text:list-item>
          <text:p text:style-name="P10">déterminer graphiquement le signe d’une fonction ou son tableau de variations</text:p>
        </text:list-item>
        <text:list-item>
          <text:p text:style-name="P14">exploiter une équation de courbe (appartenance d’un point, calcul de coordonnées)</text:p>
        </text:list-item>
        <text:list-item>
          <text:p text:style-name="P14">tracer une droite donnée par son équation réduite ou par un point et son coefficient directeur</text:p>
        </text:list-item>
        <text:list-item>
          <text:p text:style-name="P14">lire graphiquement l’équation réduite d’une droite</text:p>
        </text:list-item>
        <text:list-item>
          <text:p text:style-name="P14">déterminer l’équation réduite d’une droite à partir des coordonnées de deux de ses points</text:p>
        </text:list-item>
      </text:list>
      <text:p text:style-name="P2"><text:span text:style-name="T3">Démonstration</text:span> :</text:p>
      <text:p text:style-name="P2"/>
      <text:p text:style-name="P3">Exemple d’algorithme<text:span text:style-name="T6"> :</text:span></text:p>
      <text:p text:style-name="P2">Calculer une valeur approchée d’une solution d’une équation par balayage.</text:p>
      <text:p text:style-name="P4"><text:span text:style-name="T2">Approfondissement possible</text:span><text:span text:style-name="T5"> :</text:span></text:p>
      <text:h text:style-name="P6" text:outline-level="1"><text:soft-page-break/>Objectif<text:span text:style-name="T8">s</text:span> d’apprentissage</text:h>
      <text:list xml:id="list1920816710" text:style-name="L1">
        <text:list-item>
          <text:p text:style-name="P17">Modéliser une situation à l’aide d’une fonction.</text:p>
        </text:list-item>
        <text:list-item>
          <text:p text:style-name="P17">Tracer la courbe d’une fonction affine.</text:p>
        </text:list-item>
        <text:list-item>
          <text:p text:style-name="P18">Passer d’un tableau de valeurs à des points sur un graphe.</text:p>
        </text:list-item>
        <text:list-item>
          <text:p text:style-name="P18">Construire un tableau de variation à partir d’une représentation graphique.</text:p>
        </text:list-item>
      </text:list>
      <text:h text:style-name="P7" text:outline-level="1">Séances</text:h>
      <text:h text:style-name="P8" text:outline-level="3">Séance 1</text:h>
      <text:p text:style-name="P19"><text:span text:style-name="T1">Objectif</text:span><text:span text:style-name="T6"> </text:span>: <text:span text:style-name="T7">Passer d’un tableau de valeurs à des points sur un graphe.</text:span></text:p>
      <text:h text:style-name="P8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12T11:23:26.560672483</dc:date>
    <meta:editing-duration>PT28M11S</meta:editing-duration>
    <meta:editing-cycles>28</meta:editing-cycles>
    <meta:document-statistic meta:table-count="0" meta:image-count="0" meta:object-count="9" meta:page-count="2" meta:paragraph-count="31" meta:word-count="245" meta:character-count="1560" meta:non-whitespace-character-count="1364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2/content.xml><?xml version="1.0" encoding="utf-8"?>
<math xmlns="http://www.w3.org/1998/Math/MathML" display="block">
  <semantics>
    <mrow>
      <mi>x</mi>
      <mi>↦</mi>
      <mi>f</mi>
      <mrow>
        <mo fence="true" stretchy="false">(</mo>
        <mrow>
          <mi>x</mi>
        </mrow>
        <mo fence="true" stretchy="false">)</mo>
      </mrow>
    </mrow>
    <annotation encoding="StarMath 5.0">x ↦ f( x 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y</mi>
    <annotation encoding="StarMath 5.0">y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</mrow>
    <annotation encoding="StarMath 5.0">f( x ) = k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k</mi>
      </mrow>
    </mrow>
    <annotation encoding="StarMath 5.0">f( x ) &lt; k</annotation>
  </semantics>
</math>
</file>